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ToolBarAndMenus.createCloseHelp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insawToolBarAndMenus.ChainsawToolBarAndMenus( final LogUI logu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ChainsawToolBarAndMenus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sawToolBarAndMenus.getFindPreviou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insawToolBarAndMenus.stateChanged( Chang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ToolBarAndMenus.scanSt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ChainsawToolBarAndMenus.createPause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ainsawToolBarAndMenus.createShowReceiver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insawToolBarAndMenus.createMenuB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ChainsawToolBarAndMenus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sawToolBarAndMenus.actionPerformed( Action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insawToolBarAndMenus.create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ChainsawToolBarAndMenus.createToggleDetailPane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insawToolBarAndMenus.createToggleLogTree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insawToolBarAndMenus.getFindNext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insawToolBarAndMenus.actionPerformed( ActionEve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sawToolBarAndMenus.createToggleToolba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insawToolBarAndMenus.createClear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ainsawToolBarAndMenus.createChangeModel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insawToolBarAndMenus.get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ToolBarAndMenus.getMenu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ToolBarAndMenus.getCustomExpressi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hainsawToolBarAndMenus.state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ToolBarAndMenus.createShowPreference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insawToolBarAndMenus.createUndock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insawToolBarAndMenus.createScrollToBottom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ainsawToolBarAndMenus.createShowColorPanel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insawToolBarAndMenus.createCustomExpressionPanel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